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sub>
            <mi>z</mi>
            <mn>0</mn>
          </msub>
        </mrow>
        <mo stretchy="false">)</mo>
      </mrow>
      <mrow>
        <mi/>
        <mo stretchy="false">=</mo>
        <mi/>
      </mrow>
      <mfrac>
        <mn>1</mn>
        <mrow>
          <mn>2</mn>
          <mo stretchy="false">π</mo>
          <mtext>i</mtext>
        </mrow>
      </mfrac>
      <mrow>
        <munder>
          <mo stretchy="false">∮</mo>
          <mi>C</mi>
        </munder>
        <mrow>
          <mfrac>
            <mrow>
              <mi>f</mi>
              <mrow>
                <mo stretchy="false">(</mo>
                <mrow>
                  <mi>z</mi>
                </mrow>
                <mo stretchy="false">)</mo>
              </mrow>
              <mtext>d</mtext>
              <mi>z</mi>
            </mrow>
            <mrow>
              <mi>z</mi>
              <mrow>
                <mi/>
                <mo stretchy="false">−</mo>
                <mi/>
              </mrow>
              <msub>
                <mi>z</mi>
                <mn>0</mn>
              </msub>
            </mrow>
          </mfrac>
        </mrow>
      </mrow>
    </mrow>
    <annotation encoding="StarMath 5.0">f(z_0) `=` 1 over {2 %pi "i"} lint from C {{f(z) "d" z} over {z `-` z_0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06:52.755000000</meta:creation-date>
    <meta:generator>LibreOffice/4.1.4.2$Windows_x86 LibreOffice_project/0a0440ccc0227ad9829de5f46be37cfb6edcf72</meta:generator>
  </office:meta>
</office:document-meta>
</file>